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2d801" officeooo:paragraph-rsid="0012d801"/>
    </style:style>
    <style:style style:name="P2" style:family="paragraph" style:parent-style-name="Header">
      <style:text-properties officeooo:rsid="0012d801" officeooo:paragraph-rsid="0012d801"/>
    </style:style>
    <style:style style:name="T1" style:family="text">
      <style:text-properties fo:color="#808080" fo:font-style="italic" style:font-style-asian="italic" style:font-style-complex="italic"/>
    </style:style>
    <style:style style:name="T2" style:family="text">
      <style:text-properties fo:color="#808080" fo:font-style="italic" officeooo:rsid="00130a6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list xml:id="list7263108190402826157" text:style-name="L1">
        <text:list-item>
          <text:p text:style-name="P1"/>
        </text:list-item>
        <text:list-item>
          <text:p text:style-name="P1">d</text:p>
        </text:list-item>
        <text:list-item>
          <text:p text:style-name="P1">d</text:p>
        </text:list-item>
        <text:list-item>
          <text:p text:style-name="P1">d</text:p>
        </text:list-item>
        <text:list-item>
          <text:p text:style-name="P1">d</text:p>
        </text:list-item>
        <text:list-item>
          <text:p text:style-name="P1">d</text:p>
        </text:list-item>
        <text:list-item>
          <text:p text:style-name="P1">d</text:p>
        </text:list-item>
        <text:list-item>
          <text:p text:style-name="P1">d</text:p>
        </text:list-item>
        <text:list-item>
          <text:p text:style-name="P1">d</text:p>
        </text:list-item>
        <text:list-item>
          <text:p text:style-name="P1">d</text:p>
        </text:list-item>
        <text:list-item>
          <text:p text:style-name="P1">d</text:p>
        </text:list-item>
        <text:list-item>
          <text:p text:style-name="P1">d</text:p>
        </text:list-item>
        <text:list-item>
          <text:p text:style-name="P1"/>
        </text:list-item>
      </text:list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2d801" officeooo:paragraph-rsid="0012d801"/>
    </style:style>
    <style:style style:name="MT1" style:family="text">
      <style:text-properties fo:color="#808080" fo:font-style="italic" style:font-style-asian="italic" style:font-style-complex="italic"/>
    </style:style>
    <style:style style:name="MT2" style:family="text">
      <style:text-properties fo:color="#808080" fo:font-style="italic" officeooo:rsid="00130a6c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RCaGuy_</text:span><text:span text:style-name="MT2">GetMedian</text:span><text:span text:style-name="MT1"> - what to work on next – Gabriel</text:span><text:tab/><text:page-number text:select-page="current">1</text:page-number>/<text:page-count>1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29S</meta:editing-duration>
    <meta:editing-cycles>4</meta:editing-cycles>
    <meta:generator>LibreOffice/4.4.7.2$Windows_x86 LibreOffice_project/f3153a8b245191196a4b6b9abd1d0da16eead600</meta:generator>
    <dc:date>2016-04-12T19:45:09.219000000</dc:date>
    <meta:document-statistic meta:table-count="0" meta:image-count="0" meta:object-count="0" meta:page-count="1" meta:paragraph-count="14" meta:word-count="33" meta:character-count="78" meta:non-whitespace-character-count="69"/>
    <meta:user-defined meta:name="Info 1"/>
    <meta:user-defined meta:name="Info 2"/>
    <meta:user-defined meta:name="Info 3"/>
    <meta:user-defined meta:name="Info 4"/>
  </office:meta>
</office:document-meta>
</file>